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5f_20_5f_1_5f_unnumbered" style:list-style-name=""/>
    <style:style style:name="P3" style:family="paragraph" style:parent-style-name="Text_20_body" style:list-style-name="OrgNumberedList"/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5f_20_5f_1_5f_unnumbered" text:outline-level="1"><text:bookmark-start text:name="OrgXref.orgb18483b"/><text:bookmark text:name="orgb18483b"/>Practice: first "literate" C program! <text:bookmark-end text:name="OrgXref.orgb18483b"/><text:s/></text:h>
      <text:h text:style-name="P2" text:outline-level="1"/>
      <text:p text:style-name="Text_20_body">Let's set Emacs up, write and run a first "literate" C program! </text:p>
      <text:p text:style-name="Text_20_body"/>
      <text:list xml:id="list6430827865174611963" text:style-name="OrgNumberedList">
        <text:list-item>
          <text:p text:style-name="P3">Open the command line terminal with <text:span text:style-name="OrgCode">CMD</text:span> in the search field </text:p>
        </text:list-item>
        <text:list-item>
          <text:p text:style-name="P3">At the prompt, type <text:span text:style-name="OrgCode">gcc --version</text:span> </text:p>
        </text:list-item>
        <text:list-item>
          <text:p text:style-name="P3">Open <text:a xlink:type="simple" xlink:href="https://github.com/birkenkrahe/org/" text:style-name="Internet_20_link" text:visited-style-name="Visited_20_Internet_20_Link">https://github.com/birkenkrahe/org/</text:a> in a browser </text:p>
        </text:list-item>
        <text:list-item>
          <text:p text:style-name="P3">Navigate to the repository <text:span text:style-name="OrgCode">emacs</text:span> in GitHub </text:p>
        </text:list-item>
        <text:list-item>
          <text:p text:style-name="P3">Click on the file name <text:span text:style-name="OrgCode">.emacs</text:span> to open it </text:p>
        </text:list-item>
        <text:list-item>
          <text:p text:style-name="P3">Open the <text:span text:style-name="OrgCode">Raw</text:span> version of this file (there's a button) </text:p>
        </text:list-item>
        <text:list-item>
          <text:p text:style-name="P3">Right click to <text:span text:style-name="OrgCode">Save as</text:span> and save file as <text:span text:style-name="OrgCode">emacs.txt</text:span> in <text:span text:style-name="OrgCode">/Downloads</text:span> </text:p>
        </text:list-item>
        <text:list-item>
          <text:p text:style-name="P3">Open a terminal by entering <text:span text:style-name="OrgCode">CMD</text:span> in the Windows search bar </text:p>
        </text:list-item>
        <text:list-item>
          <text:p text:style-name="P3">Pin the terminal to your taskbar </text:p>
        </text:list-item>
        <text:list-item>
          <text:p text:style-name="P3">At the prompt, enter <text:span text:style-name="OrgCode">DIR emacs.txt</text:span> - you should see the file </text:p>
        </text:list-item>
        <text:list-item>
          <text:p text:style-name="P3">Enter <text:span text:style-name="OrgCode">emacs -nw -l emacs.txt</text:span> </text:p>
        </text:list-item>
        <text:list-item>
          <text:p text:style-name="P3">Inside Emacs, click <text:span text:style-name="OrgCode">&lt;F10&gt;</text:span> and <text:span text:style-name="OrgCode">ENTER</text:span> to open a new file </text:p>
        </text:list-item>
        <text:list-item>
          <text:p text:style-name="P3">At the prompt at the bottom of the screen, enter <text:span text:style-name="OrgCode">first.org</text:span> </text:p>
        </text:list-item>
        <text:list-item>
          <text:p text:style-name="P3">Enter the following text (replace <text:span text:style-name="OrgCode">yourname</text:span> with your own name) </text:p>
        </text:list-item>
        <text:list-item>
          <text:p text:style-name="P3">Run the program by putting the cursor anywhere on the code block and typing <text:span text:style-name="OrgCode">CTRL-c CTRL-c</text:span> (or <text:span text:style-name="OrgCode">C-c C-c</text:span>) </text:p>
        </text:list-item>
        <text:list-item>
          <text:p text:style-name="P3">Tangle the code with <text:span text:style-name="OrgCode">C-c C-v t</text:span> (or <text:span text:style-name="OrgCode">M-x org-babel-tangle</text:span>) </text:p>
        </text:list-item>
        <text:list-item>
          <text:p text:style-name="P3">Open a shell (terminal program) with <text:span text:style-name="OrgCode">ALT-x eshell</text:span> </text:p>
        </text:list-item>
        <text:list-item>
          <text:p text:style-name="P3">At the prompt, enter <text:span text:style-name="OrgCode">ls -l first*</text:span> - you should see <text:span text:style-name="OrgCode">first.C</text:span> </text:p>
        </text:list-item>
        <text:list-item>
          <text:p text:style-name="P3">Enter <text:span text:style-name="OrgCode">gcc first.C -o hello</text:span> </text:p>
        </text:list-item>
        <text:list-item>
          <text:p text:style-name="P3">Enter <text:span text:style-name="OrgCode">hello</text:span> to run the program. </text:p>
        </text:list-item>
        <text:list-item>
          <text:p text:style-name="P3">Upload <text:span text:style-name="OrgCode">first.org</text:span> as your first in-class assignment <text:a xlink:type="simple" xlink:href="https://lyon.instructure.com/courses/1041/assignments/5889" text:style-name="Internet_20_link" text:visited-style-name="Visited_20_Internet_20_Link">to Canvas!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008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008in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Introduction to Programming – Spring 23 – CSC 100 - Birkenkrahe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rcus Birkenkrahe</dc:creator>
    <meta:initial-creator>Marcus Birkenkrahe</meta:initial-creator>
    <dc:date>2023-01-13T14:48:15.81</dc:date>
    <meta:creation-date>2023-01-13T14:46:57</meta:creation-date>
    <meta:generator>OpenOffice/4.1.13$Win32 OpenOffice.org_project/4113m1$Build-9810</meta:generator>
    <meta:keyword/>
    <dc:subject/>
    <dc:title>COURSE OVERVIEW</dc:title>
    <meta:document-statistic meta:table-count="0" meta:image-count="0" meta:object-count="0" meta:page-count="1" meta:paragraph-count="27" meta:word-count="245" meta:character-count="1320"/>
    <meta:editing-duration>PT1M3S</meta:editing-duration>
    <meta:editing-cycles>1</meta:editing-cycles>
    <meta:user-defined meta:name="subtitle">CSC 100 - Introduction to programming - Spring 2023</meta:user-defined>
  </office:meta>
</office:document-meta>
</file>